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automatic-styles>
    <style:style style:name="표1" style:family="table">
      <style:table-properties style:width="16.683cm" fo:margin-left="-0.191cm" fo:margin-top="0cm" fo:margin-bottom="0cm" table:align="left" style:writing-mode="lr-tb"/>
    </style:style>
    <style:style style:name="표1.A" style:family="table-column">
      <style:table-column-properties style:column-width="2.905cm"/>
    </style:style>
    <style:style style:name="표1.B" style:family="table-column">
      <style:table-column-properties style:column-width="13.778cm"/>
    </style:style>
    <style:style style:name="표1.1" style:family="table-row">
      <style:table-row-properties style:min-row-height="0.915cm" style:keep-together="true" fo:keep-together="auto"/>
    </style:style>
    <style:style style:name="표1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.B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1.B4" style:family="table-cell" style:data-style-name="N147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2" style:family="table">
      <style:table-properties style:width="16.642cm" fo:margin-left="-0.191cm" fo:margin-right="0.058cm" fo:margin-top="0cm" fo:margin-bottom="0cm" fo:break-before="page" table:align="margins" style:writing-mode="lr-tb"/>
    </style:style>
    <style:style style:name="표2.A" style:family="table-column">
      <style:table-column-properties style:column-width="2.935cm" style:rel-column-width="11558*"/>
    </style:style>
    <style:style style:name="표2.B" style:family="table-column">
      <style:table-column-properties style:column-width="13.707cm" style:rel-column-width="53977*"/>
    </style:style>
    <style:style style:name="표2.1" style:family="table-row">
      <style:table-row-properties style:min-row-height="1.436cm" style:keep-together="true" fo:keep-together="auto"/>
    </style:style>
    <style:style style:name="표2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2.2" style:family="table-row">
      <style:table-row-properties style:min-row-height="115.596cm" style:keep-together="true" fo:keep-together="auto"/>
    </style:style>
    <style:style style:name="표2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3" style:family="table">
      <style:table-properties style:width="16.683cm" fo:margin-left="-0.191cm" fo:margin-top="0cm" fo:margin-bottom="0cm" table:align="left" style:writing-mode="lr-tb"/>
    </style:style>
    <style:style style:name="표3.A" style:family="table-column">
      <style:table-column-properties style:column-width="16.683cm"/>
    </style:style>
    <style:style style:name="표3.1" style:family="table-row">
      <style:table-row-properties style:min-row-height="2.387cm" style:keep-together="true" fo:keep-together="auto"/>
    </style:style>
    <style:style style:name="표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맑은 고딕1"/>
    </style:style>
    <style:style style:name="P4" style:family="paragraph" style:parent-style-name="Standard">
      <style:paragraph-properties fo:text-align="justify" style:justify-single-word="false"/>
      <style:text-properties style:font-name="맑은 고딕" style:font-name-asian="맑은 고딕1" style:font-name-complex="맑은 고딕1"/>
    </style:style>
    <style:style style:name="P5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font-name-complex="맑은 고딕1"/>
    </style:style>
    <style:style style:name="P6" style:family="paragraph" style:parent-style-name="Standard">
      <style:paragraph-properties fo:text-align="center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7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8" style:family="paragraph" style:parent-style-name="Standard">
      <style:paragraph-properties fo:text-align="justify" style:justify-single-word="false"/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P9" style:family="paragraph" style:parent-style-name="Standard">
      <style:paragraph-properties fo:line-height="160%" fo:text-align="justify" style:justify-single-word="false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맑은 고딕" fo:font-size="27pt" fo:background-color="#ffffff" style:font-name-asian="맑은 고딕1" style:font-size-asian="27pt" style:font-name-complex="맑은 고딕1" style:font-size-complex="27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1" style:font-size-asian="12pt" style:font-weight-asian="bold" style:font-name-complex="맑은 고딕1" style:font-size-complex="12pt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맑은 고딕" fo:font-weight="bold" style:font-name-asian="맑은 고딕1" style:font-weight-asian="bold" style:font-name-complex="맑은 고딕1"/>
    </style:style>
    <style:style style:name="T1" style:family="text">
      <style:text-properties style:font-name="맑은 고딕" fo:font-size="13pt" fo:font-weight="bold" fo:background-color="#ffffff" style:font-name-asian="맑은 고딕1" style:font-size-asian="13pt" style:font-weight-asian="bold" style:font-name-complex="맑은 고딕1" style:font-size-complex="13pt"/>
    </style:style>
    <style:style style:name="T2" style:family="text">
      <style:text-properties style:font-name="맑은 고딕" fo:font-size="12pt" fo:font-weight="bold" style:font-name-asian="맑은 고딕1" style:font-size-asian="12pt" style:font-weight-asian="bold" style:font-name-complex="맑은 고딕1" style:font-size-complex="12pt"/>
    </style:style>
    <style:style style:name="T3" style:family="text"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T4" style:family="text">
      <style:text-properties style:font-name="함초롬돋움" fo:font-size="12pt" fo:font-weight="bold" style:font-name-asian="함초롬돋움1" style:font-size-asian="12pt" style:font-weight-asian="bold" style:font-name-complex="함초롬돋움1" style:font-size-complex="12pt"/>
    </style: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Bookmark"/>회의록</text:p>
      <text:p text:style-name="P2"><text:span text:style-name="T3">1. </text:span><text:span text:style-name="T1">회의개요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1">프로젝트팀명</text:p>
          </table:table-cell>
          <table:table-cell table:style-name="표1.B1" office:value-type="string">
            <text:p text:style-name="P6">효준이와 아이돌</text:p>
          </table:table-cell>
        </table:table-row>
        <table:table-row table:style-name="표1.1">
          <table:table-cell table:style-name="표1.A1" office:value-type="string">
            <text:p text:style-name="P11">팀원</text:p>
          </table:table-cell>
          <table:table-cell table:style-name="표1.B1" office:value-type="string">
            <text:p text:style-name="P6">양세희,유효준,이성훈,김인수</text:p>
          </table:table-cell>
        </table:table-row>
        <table:table-row table:style-name="표1.1">
          <table:table-cell table:style-name="표1.A1" office:value-type="string">
            <text:p text:style-name="P11">회의명</text:p>
          </table:table-cell>
          <table:table-cell table:style-name="표1.B1" office:value-type="string">
            <text:p text:style-name="P6">주제선정</text:p>
          </table:table-cell>
        </table:table-row>
        <table:table-row table:style-name="표1.1">
          <table:table-cell table:style-name="표1.A1" office:value-type="string">
            <text:p text:style-name="P11">회의일자</text:p>
          </table:table-cell>
          <table:table-cell table:style-name="표1.B4" office:value-type="date" office:date-value="2024-05-27">
            <text:p text:style-name="P3">2024년 5월 27일</text:p>
          </table:table-cell>
        </table:table-row>
        <table:table-row table:style-name="표1.1">
          <table:table-cell table:style-name="표1.A1" office:value-type="string">
            <text:p text:style-name="P11">참석인</text:p>
          </table:table-cell>
          <table:table-cell table:style-name="표1.B1" office:value-type="string">
            <text:p text:style-name="P6">양세희,유효준,이성훈,김인수(팀원전원)</text:p>
          </table:table-cell>
        </table:table-row>
        <table:table-row table:style-name="표1.1">
          <table:table-cell table:style-name="표1.A1" office:value-type="string">
            <text:p text:style-name="P11">기타</text:p>
          </table:table-cell>
          <table:table-cell table:style-name="표1.B1" office:value-type="string">
            <text:p text:style-name="P3"/>
          </table:table-cell>
        </table:table-row>
      </table:table>
      <text:p text:style-name="P8"/>
      <text:p text:style-name="P2"><text:span text:style-name="T3">2. </text:span><text:span text:style-name="T1">회의내용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1">제목</text:p>
          </table:table-cell>
          <table:table-cell table:style-name="표2.A1" office:value-type="string">
            <text:p text:style-name="P11">내용</text:p>
          </table:table-cell>
        </table:table-row>
        <text:soft-page-break/>
        <table:table-row table:style-name="표2.2">
          <table:table-cell table:style-name="표2.A1" office:value-type="string">
            <text:p text:style-name="P11">회의내용</text:p>
            <text:p text:style-name="P1"><text:span text:style-name="T4"><text:s/></text:span><text:span text:style-name="T2">및</text:span><text:span text:style-name="T4"> </text:span></text:p>
            <text:p text:style-name="P11">결과</text:p>
          </table:table-cell>
          <table:table-cell table:style-name="표2.B2" office:value-type="string">
            <text:p text:style-name="P12">회의 내용</text:p>
            <text:p text:style-name="P7">&lt;조원역할&gt;</text:p>
            <text:p text:style-name="P7">조장: 양세희</text:p>
            <text:p text:style-name="P7">부조장: 김인수</text:p>
            <text:p text:style-name="P7">체육부장: 이성훈</text:p>
            <text:p text:style-name="P7">응원단장: 유효준</text:p>
            <text:p text:style-name="P7">사랑과관심이필요한조원: 유효준,양세희,김인수,이성훈</text:p>
            <text:p text:style-name="P7"/>
            <text:p text:style-name="P7">&lt;발표방법&gt;</text:p>
            <text:p text:style-name="P7">발표방법: 차후선정</text:p>
            <text:p text:style-name="P7">발표자: 이성훈 우선</text:p>
            <text:p text:style-name="P7"/>
            <text:p text:style-name="P7">&lt;주제선정&gt;</text:p>
            <text:p text:style-name="P7">숙박업체 (야놀자,에어비엔비)</text:p>
            <text:p text:style-name="P7">맛집지도(디저트, 구글지도, 배달앱*리뷰순*별점순*지역별, 쿠팡이츠</text:p>
            <text:p text:style-name="P7">다이닝코드, 캐치테이블)</text:p>
            <text:p text:style-name="P7">홈페이지(홈쇼핑)</text:p>
            <text:p text:style-name="P7">구직사이트(동네알바, 알바천국, 알바몬)</text:p>
            <text:p text:style-name="P7">알바천국*알바몬 직접다시 또찾아봐야함. 번거로움.</text:p>
            <text:p text:style-name="P7">동네알바 사이트에서 바로물어볼수있음</text:p>
            <text:p text:style-name="P7">실시간대답*실시간소통*채팅시스템*밴또들어가야함. -아직 세미로하기 너무버거움</text:p>
            <text:p text:style-name="P7">후기남기기*리뷰남기기</text:p>
            <text:p text:style-name="P7"/>
            <text:p text:style-name="P7">알바사이트단점:</text:p>
            <text:p text:style-name="P7">궁금한것들 바로바로 알수가없음</text:p>
            <text:p text:style-name="P7">동네알바-채팅기능있음</text:p>
            <text:p text:style-name="P7"/>
            <text:p text:style-name="P7">&lt;기능선정&gt;</text:p>
            <text:p text:style-name="P7">로그인기능(회원가입)</text:p>
            <text:p text:style-name="P7">게시글(댓글)</text:p>
            <text:p text:style-name="P7">가격비교 혹은 일방책정(알바몬*여행)</text:p>
            <text:p text:style-name="P12">결과</text:p>
            <text:p text:style-name="P5"/>
          </table:table-cell>
        </table:table-row>
      </table:table>
      <text:p text:style-name="P8"><text:soft-page-break/></text:p>
      <text:p text:style-name="P2"><text:span text:style-name="T3">3. </text:span><text:span text:style-name="T1">강사의견</text:span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바탕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1</meta:initial-creator>
    <meta:editing-cycles>62</meta:editing-cycles>
    <meta:creation-date>2019-07-15T08:18:00</meta:creation-date>
    <dc:date>2024-05-28T14:00:44.22</dc:date>
    <meta:editing-duration>PT39M14S</meta:editing-duration>
    <meta:generator>OpenOffice/4.1.15$Win32 OpenOffice.org_project/4115m2$Build-9813</meta:generator>
    <meta:document-statistic meta:table-count="3" meta:image-count="0" meta:object-count="0" meta:page-count="4" meta:paragraph-count="48" meta:word-count="456" meta:character-count="4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